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527" officeooo:paragraph-rsid="00184527"/>
    </style:style>
    <style:style style:name="P2" style:family="paragraph" style:parent-style-name="Standard">
      <style:paragraph-properties fo:text-align="center" style:justify-single-word="false"/>
      <style:text-properties officeooo:rsid="00184527" officeooo:paragraph-rsid="00184527"/>
    </style:style>
    <style:style style:name="P3" style:family="paragraph" style:parent-style-name="Standard">
      <style:text-properties officeooo:rsid="001a81e9" officeooo:paragraph-rsid="001a81e9"/>
    </style:style>
    <style:style style:name="P4" style:family="paragraph" style:parent-style-name="Standard">
      <style:text-properties officeooo:rsid="001b49a4" officeooo:paragraph-rsid="001b49a4"/>
    </style:style>
    <style:style style:name="P5" style:family="paragraph" style:parent-style-name="Standard">
      <style:text-properties officeooo:rsid="001bbc39" officeooo:paragraph-rsid="001a81e9"/>
    </style:style>
    <style:style style:name="T1" style:family="text">
      <style:text-properties officeooo:rsid="001bbc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petite ferme de Lily</text:p>
      <text:p text:style-name="P1"/>
      <text:p text:style-name="P1"/>
      <text:p text:style-name="P3">Faire un site internet <text:span text:style-name="T1">refinancé</text:span> do<text:span text:style-name="T1">n</text:span>c nom de domaine </text:p>
      <text:p text:style-name="P3">Titre La pet<text:span text:style-name="T1">i</text:span>te ferme de Lily</text:p>
      <text:p text:style-name="P3"/>
      <text:p text:style-name="P3">contenue :</text:p>
      <text:p text:style-name="P3">beaucoup de photos a <text:span text:style-name="T1">intégrer</text:span> dans le site ( <text:span text:style-name="T1">diaporamas</text:span>)</text:p>
      <text:p text:style-name="P5">vidéos</text:p>
      <text:p text:style-name="P3">article de presse </text:p>
      <text:p text:style-name="P3">contact </text:p>
      <text:p text:style-name="P3">atelier <text:span text:style-name="T1">écosystème</text:span> </text:p>
      <text:p text:style-name="P3">news letter </text:p>
      <text:p text:style-name="P3">mailing list </text:p>
      <text:p text:style-name="P4"><text:span text:style-name="T1">mentionner</text:span> <text:span text:style-name="T1">activités</text:span> (genre blog et calendrier <text:span text:style-name="T1">d’activités</text:span>)</text:p>
      <text:p text:style-name="P3"/>
      <text:p text:style-name="P3"/>
      <text:p text:style-name="P3">sujet :</text:p>
      <text:p text:style-name="P3"><text:span text:style-name="T1">médiation</text:span> par l’animal</text:p>
      <text:p text:style-name="P3"><text:span text:style-name="T1">environnement</text:span> </text:p>
      <text:p text:style-name="P3">les gens veulent <text:span text:style-name="T1">être</text:span> au contact des <text:span text:style-name="T1">animaux</text:span>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8:53:05.981339948</meta:creation-date>
    <dc:date>2019-11-28T20:41:35.736641751</dc:date>
    <meta:editing-duration>P1DT2H33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4" meta:character-count="394" meta:non-whitespace-character-count="338"/>
  </office:meta>
</office:document-meta>
</file>